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89cm" fo:min-width="9.26cm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4.47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3.24cm" fo:min-width="5.5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svg:stroke-width="0.2cm" draw:marker-start="Arrowheads_20_3" draw:marker-start-width="0.5cm" draw:marker-end="Arrowheads_20_3" draw:marker-end-width="0.5cm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1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3.826cm" svg:height="2.139cm" svg:x="2.707cm" svg:y="7.064cm">
          <draw:text-box>
            <text:p text:style-name="P1"><text:span text:style-name="T1">CSR I/F</text:span></text:p>
            <text:p text:style-name="P2"><text:span text:style-name="T1">(IOb Native | AXI Lite | Wishbone)</text:span></text:p>
          </draw:text-box>
        </draw:frame>
        <draw:connector draw:style-name="gr2" draw:text-style-name="P4" draw:layer="layout" svg:x1="16.977cm" svg:y1="6.042cm" svg:x2="16.999cm" svg:y2="11.025cm" draw:start-shape="id1" draw:start-glue-point="2" svg:d="M16977 6042v2742h22v2241" svg:viewBox="0 0 23 4984">
          <text:p/>
        </draw:connector>
        <draw:frame draw:style-name="gr3" draw:text-style-name="P6" draw:layer="layout" svg:width="4.971cm" svg:height="2.296cm" svg:x="7.108cm" svg:y="16.977cm">
          <draw:text-box>
            <text:p text:style-name="P5"><text:span text:style-name="T1">Memory I/F</text:span><text:span text:style-name="T1"><text:line-break/></text:span><text:span text:style-name="T1">AXI</text:span></text:p>
          </draw:text-box>
        </draw:frame>
        <draw:custom-shape draw:style-name="gr4" draw:text-style-name="P8" xml:id="id2" draw:id="id2" draw:layer="layout" svg:width="6.018cm" svg:height="13.49cm" svg:x="0.986cm" svg:y="12.749cm">
          <draw:glue-point draw:id="4" svg:x="5.001cm" svg:y="3.591cm"/>
          <draw:glue-point draw:id="5" svg:x="4.985cm" svg:y="-3.69cm"/>
          <text:p text:style-name="P7"><text:span text:style-name="T2">External</text:span></text:p>
          <text:p text:style-name="P7"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1" draw:id="id1" draw:layer="layout" svg:width="9.966cm" svg:height="4.939cm" svg:x="11.994cm" svg:y="1.103cm">
          <draw:glue-point draw:id="4" svg:x="3.141cm" svg:y="5.001cm"/>
          <text:p text:style-name="P9"><text:span text:style-name="T2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6.984cm" svg:y1="36.502cm" svg:x2="16.999cm" svg:y2="32.985cm" svg:d="M16984 36502v-1758h15v-1759" svg:viewBox="0 0 16 3518">
          <text:p/>
        </draw:connector>
        <draw:connector draw:style-name="gr7" draw:text-style-name="P4" draw:layer="layout" svg:x1="7.004cm" svg:y1="19.494cm" svg:x2="12.048cm" svg:y2="19.492cm" draw:start-shape="id2" draw:start-glue-point="1" draw:end-shape="id3" draw:end-glue-point="18" svg:d="M7004 19494h2522v-2h2522" svg:viewBox="0 0 5045 3">
          <text:p/>
        </draw:connector>
        <draw:connector draw:style-name="gr8" draw:text-style-name="P4" draw:layer="layout" svg:x1="41.839cm" svg:y1="19.03cm" svg:x2="22.146cm" svg:y2="19.033cm" draw:start-shape="id4" draw:start-glue-point="11" draw:end-shape="id3" draw:end-glue-point="12" svg:d="M41839 19030h-9846v3h-9847" svg:viewBox="0 0 19694 4">
          <text:p/>
        </draw:connector>
        <draw:connector draw:style-name="gr8" draw:text-style-name="P4" draw:layer="layout" svg:x1="22.146cm" svg:y1="25.042cm" svg:x2="41.839cm" svg:y2="25.046cm" draw:start-shape="id3" draw:start-glue-point="5" draw:end-shape="id4" draw:end-glue-point="14" svg:d="M22146 25042h9847v4h9846" svg:viewBox="0 0 19694 5">
          <text:p/>
        </draw:connector>
        <draw:connector draw:style-name="gr9" draw:text-style-name="P4" draw:layer="layout" svg:x1="22.146cm" svg:y1="18.047cm" svg:x2="41.839cm" svg:y2="18.038cm" draw:start-shape="id3" draw:start-glue-point="13" draw:end-shape="id4" draw:end-glue-point="10" svg:d="M22146 18047h9847v-9h9846" svg:viewBox="0 0 19694 10">
          <text:p/>
        </draw:connector>
        <draw:connector draw:style-name="gr10" draw:text-style-name="P4" draw:layer="layout" svg:x1="22.146cm" svg:y1="20.004cm" svg:x2="41.839cm" svg:y2="21.035cm" draw:start-shape="id3" draw:start-glue-point="11" draw:end-shape="id4" draw:end-glue-point="12" svg:d="M22146 20004h9847v1031h9846" svg:viewBox="0 0 19694 1032">
          <text:p/>
        </draw:connector>
        <draw:connector draw:style-name="gr11" draw:text-style-name="P4" draw:layer="layout" svg:x1="41.839cm" svg:y1="17.024cm" svg:x2="22.146cm" svg:y2="17.032cm" draw:start-shape="id4" draw:start-glue-point="9" draw:end-shape="id3" draw:end-glue-point="14" svg:d="M41839 17024h-9846v8h-9847" svg:viewBox="0 0 19694 9">
          <text:p/>
        </draw:connector>
        <draw:connector draw:style-name="gr11" draw:text-style-name="P4" draw:layer="layout" svg:x1="41.839cm" svg:y1="27.052cm" svg:x2="22.146cm" svg:y2="27.041cm" draw:start-shape="id4" draw:start-glue-point="16" draw:end-shape="id3" draw:end-glue-point="7" svg:d="M41839 27052h-9846v-11h-9847" svg:viewBox="0 0 19694 12">
          <text:p/>
        </draw:connector>
        <draw:frame draw:style-name="gr12" draw:text-style-name="P11" draw:layer="layout" svg:width="3.326cm" svg:height="0.962cm" svg:x="22.188cm" svg:y="11.382cm">
          <draw:text-box>
            <text:p>MDIO</text:p>
          </draw:text-box>
        </draw:frame>
        <draw:frame draw:style-name="gr13" draw:text-style-name="P11" draw:layer="layout" svg:width="4.2cm" svg:height="0.962cm" svg:x="22.062cm" svg:y="18.259cm">
          <draw:text-box>
            <text:p>TX_EN</text:p>
          </draw:text-box>
        </draw:frame>
        <draw:frame draw:style-name="gr14" draw:text-style-name="P11" draw:layer="layout" svg:width="2.97cm" svg:height="0.962cm" svg:x="22.169cm" svg:y="16.19cm">
          <draw:text-box>
            <text:p>TX_CLK</text:p>
          </draw:text-box>
        </draw:frame>
        <draw:frame draw:style-name="gr15" draw:text-style-name="P11" draw:layer="layout" svg:width="3.004cm" svg:height="0.962cm" svg:x="22.21cm" svg:y="26.2cm">
          <draw:text-box>
            <text:p text:style-name="P12">RX_CLK</text:p>
          </draw:text-box>
        </draw:frame>
        <draw:frame draw:style-name="gr16" draw:text-style-name="P11" draw:layer="layout" svg:width="4.202cm" svg:height="0.962cm" svg:x="22.132cm" svg:y="24.199cm">
          <draw:text-box>
            <text:p>RX_DV</text:p>
          </draw:text-box>
        </draw:frame>
        <draw:frame draw:style-name="gr17" draw:text-style-name="P11" draw:layer="layout" svg:width="3.36cm" svg:height="0.962cm" svg:x="22.094cm" svg:y="17.237cm">
          <draw:text-box>
            <text:p text:style-name="P12">TX_ER</text:p>
          </draw:text-box>
        </draw:frame>
        <draw:frame draw:style-name="gr17" draw:text-style-name="P11" draw:layer="layout" svg:width="3.36cm" svg:height="0.962cm" svg:x="22.211cm" svg:y="25.16cm">
          <draw:text-box>
            <text:p>RX_ER</text:p>
          </draw:text-box>
        </draw:frame>
        <draw:frame draw:style-name="gr18" draw:text-style-name="P13" draw:layer="layout" svg:width="2.257cm" svg:height="0.962cm" svg:x="20.278cm" svg:y="9.634cm">
          <draw:text-box>
            <text:p text:style-name="P1"><text:span text:style-name="T3">inta_o</text:span></text:p>
          </draw:text-box>
        </draw:frame>
        <draw:custom-shape draw:style-name="gr19" draw:text-style-name="P14" xml:id="id3" draw:id="id3" draw:layer="layout" svg:width="10.099cm" svg:height="21.96cm" svg:x="12.048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5.001cm" svg:y="-1.156cm"/>
          <draw:glue-point draw:id="19" svg:x="-5.001cm" svg:y="2.75cm"/>
          <draw:glue-point draw:id="20" svg:x="2.981cm" svg:y="-5cm"/>
          <text:p text:style-name="P14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2.131cm" svg:y1="24.028cm" svg:x2="41.839cm" svg:y2="22.996cm" draw:start-shape="id3" draw:start-glue-point="4" draw:end-shape="id4" draw:end-glue-point="13" svg:d="M22131 24028h9862v-1032h9846" svg:viewBox="0 0 19709 1033">
          <text:p/>
        </draw:connector>
        <draw:frame draw:style-name="gr16" draw:text-style-name="P11" draw:layer="layout" svg:width="4.202cm" svg:height="0.962cm" svg:x="22.132cm" svg:y="22.999cm">
          <draw:text-box>
            <text:p>RXD</text:p>
          </draw:text-box>
        </draw:frame>
        <draw:frame draw:style-name="gr16" draw:text-style-name="P11" draw:layer="layout" svg:width="4.202cm" svg:height="0.962cm" svg:x="22.132cm" svg:y="19.099cm">
          <draw:text-box>
            <text:p>TXD</text:p>
          </draw:text-box>
        </draw:frame>
        <draw:connector draw:style-name="gr21" draw:text-style-name="P4" draw:layer="layout" svg:x1="22.124cm" svg:y1="12.182cm" svg:x2="41.839cm" svg:y2="12.214cm" draw:end-shape="id4" draw:end-glue-point="5" svg:d="M22124 12182h9607v32h10108" svg:viewBox="0 0 19716 33">
          <text:p/>
        </draw:connector>
        <draw:frame draw:style-name="gr12" draw:text-style-name="P11" draw:layer="layout" svg:width="3.326cm" svg:height="0.962cm" svg:x="22.189cm" svg:y="12.175cm">
          <draw:text-box>
            <text:p>MDC</text:p>
          </draw:text-box>
        </draw:frame>
        <draw:connector draw:style-name="gr9" draw:text-style-name="P4" draw:layer="layout" svg:x1="22.125cm" svg:y1="12.975cm" svg:x2="41.839cm" svg:y2="12.94cm" draw:end-shape="id4" draw:end-glue-point="6" svg:d="M22125 12975h9607v-35h10107" svg:viewBox="0 0 19715 36">
          <text:p/>
        </draw:connector>
        <draw:frame draw:style-name="gr12" draw:text-style-name="P11" draw:layer="layout" svg:width="3.326cm" svg:height="0.962cm" svg:x="22.188cm" svg:y="13.479cm">
          <draw:text-box>
            <text:p>CRS</text:p>
          </draw:text-box>
        </draw:frame>
        <draw:connector draw:style-name="gr22" draw:text-style-name="P4" draw:layer="layout" svg:x1="22.124cm" svg:y1="14.279cm" svg:x2="41.839cm" svg:y2="14.29cm" draw:end-shape="id4" draw:end-glue-point="7" svg:d="M22124 14279h9607v11h10108" svg:viewBox="0 0 19716 12">
          <text:p/>
        </draw:connector>
        <draw:frame draw:style-name="gr12" draw:text-style-name="P11" draw:layer="layout" svg:width="3.326cm" svg:height="0.962cm" svg:x="22.189cm" svg:y="14.272cm">
          <draw:text-box>
            <text:p>COL</text:p>
          </draw:text-box>
        </draw:frame>
        <draw:connector draw:style-name="gr22" draw:text-style-name="P4" draw:layer="layout" svg:x1="22.125cm" svg:y1="15.072cm" svg:x2="41.839cm" svg:y2="15.084cm" draw:end-shape="id4" draw:end-glue-point="8" svg:d="M22125 15072h9607v12h10107" svg:viewBox="0 0 19715 13">
          <text:p/>
        </draw:connector>
        <draw:frame draw:style-name="gr23" draw:text-style-name="P11" draw:layer="layout" svg:width="3.644cm" svg:height="0.962cm" svg:x="22.165cm" svg:y="28.021cm">
          <draw:text-box>
            <text:p>phy_rstn_o</text:p>
          </draw:text-box>
        </draw:frame>
        <draw:connector draw:style-name="gr9" draw:text-style-name="P4" draw:layer="layout" svg:x1="22.101cm" svg:y1="28.929cm" svg:x2="41.839cm" svg:y2="28.904cm" draw:end-shape="id4" draw:end-glue-point="17" svg:d="M22101 28929h9619v-25h10119" svg:viewBox="0 0 19739 26">
          <text:p/>
        </draw:connector>
        <draw:custom-shape draw:style-name="gr24" draw:text-style-name="P10" xml:id="id4" draw:id="id4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7"><text:span text:style-name="T2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8" draw:text-style-name="P4" draw:layer="layout" svg:x1="22.146cm" svg:y1="26.042cm" svg:x2="41.839cm" svg:y2="26.038cm" draw:start-shape="id3" draw:start-glue-point="6" draw:end-shape="id4" draw:end-glue-point="15" svg:d="M22146 26042h9847v-4h9846" svg:viewBox="0 0 19694 5">
          <text:p/>
        </draw:connector>
        <draw:frame draw:style-name="gr25" draw:text-style-name="P6" draw:layer="layout" svg:width="4.176cm" svg:height="1.538cm" svg:x="37.609cm" svg:y="23.116cm">
          <draw:text-box>
            <text:p text:style-name="P5"><text:span text:style-name="T1">RX DATA</text:span></text:p>
          </draw:text-box>
        </draw:frame>
        <draw:frame draw:style-name="gr26" draw:text-style-name="P6" draw:layer="layout" svg:width="4.176cm" svg:height="2.139cm" svg:x="37.609cm" svg:y="19.771cm">
          <draw:text-box>
            <text:p text:style-name="P5"><text:span text:style-name="T1">TX DATA</text:span></text:p>
          </draw:text-box>
        </draw:frame>
        <draw:custom-shape draw:style-name="gr27" draw:text-style-name="P10" draw:layer="layout" svg:width="11.725cm" svg:height="3.675cm" svg:x="11.167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7"><text:span text:style-name="T2">System clocks and r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svg:x1="20.107cm" svg:y1="11.05cm" svg:x2="20.107cm" svg:y2="6.041cm" draw:start-shape="id3" draw:start-glue-point="20" draw:end-shape="id1" draw:end-glue-point="4" svg:d="M20107 11050v-5009" svg:viewBox="0 0 1 50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40" svg:d="M0 40l10-40 10 40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02T18:05:38.878591891</dc:date>
    <meta:editing-duration>PT19H32M46S</meta:editing-duration>
    <meta:editing-cycles>73</meta:editing-cycles>
    <meta:generator>LibreOffice/25.8.4.2$Linux_X86_64 LibreOffice_project/580$Build-2</meta:generator>
    <meta:document-statistic meta:object-count="40"/>
  </office:meta>
</office:document-meta>
</file>